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84c5" officeooo:paragraph-rsid="001e84c5" style:font-weight-asian="bold" style:font-weight-complex="bold"/>
    </style:style>
    <style:style style:name="P2" style:family="paragraph" style:parent-style-name="Standard">
      <style:text-properties fo:font-weight="bold" officeooo:rsid="001e84c5" officeooo:paragraph-rsid="00233900" style:font-weight-asian="bold" style:font-weight-complex="bold"/>
    </style:style>
    <style:style style:name="P3" style:family="paragraph" style:parent-style-name="Standard">
      <style:text-properties fo:color="#990000" fo:font-weight="bold" officeooo:rsid="001f703d" officeooo:paragraph-rsid="001f703d" style:font-weight-asian="bold" style:font-weight-complex="bold"/>
    </style:style>
    <style:style style:name="P4" style:family="paragraph" style:parent-style-name="Standard">
      <style:text-properties fo:color="#990000" fo:font-weight="bold" officeooo:rsid="00233900" officeooo:paragraph-rsid="00233900" style:font-weight-asian="bold" style:font-weight-complex="bold"/>
    </style:style>
    <style:style style:name="P5" style:family="paragraph" style:parent-style-name="Standard">
      <style:text-properties fo:color="#990000" fo:font-weight="bold" officeooo:rsid="0027fed1" officeooo:paragraph-rsid="0027fed1" style:font-weight-asian="bold" style:font-weight-complex="bold"/>
    </style:style>
    <style:style style:name="P6" style:family="paragraph" style:parent-style-name="Standard">
      <style:text-properties fo:color="#990000" fo:font-weight="bold" officeooo:rsid="002d0bb3" officeooo:paragraph-rsid="002d0bb3" style:font-weight-asian="bold" style:font-weight-complex="bold"/>
    </style:style>
    <style:style style:name="P7" style:family="paragraph" style:parent-style-name="Standard">
      <style:text-properties fo:font-weight="normal" officeooo:rsid="001e84c5" officeooo:paragraph-rsid="001e84c5" style:font-weight-asian="normal" style:font-weight-complex="normal"/>
    </style:style>
    <style:style style:name="P8" style:family="paragraph" style:parent-style-name="Standard">
      <style:text-properties fo:font-weight="normal" officeooo:rsid="001e84c5" officeooo:paragraph-rsid="00233900" style:font-weight-asian="normal" style:font-weight-complex="normal"/>
    </style:style>
    <style:style style:name="P9" style:family="paragraph" style:parent-style-name="Standard">
      <style:text-properties fo:color="#000099" fo:font-weight="bold" style:font-weight-asian="bold" style:font-weight-complex="bold"/>
    </style:style>
    <style:style style:name="P10" style:family="paragraph" style:parent-style-name="Standard">
      <style:text-properties fo:color="#000000" fo:font-weight="bold" officeooo:rsid="002d0bb3" officeooo:paragraph-rsid="002d0bb3" style:font-weight-asian="bold" style:font-weight-complex="bold"/>
    </style:style>
    <style:style style:name="P11" style:family="paragraph" style:parent-style-name="Standard">
      <style:text-properties fo:color="#000000" fo:font-weight="normal" officeooo:rsid="00233900" officeooo:paragraph-rsid="00233900" style:font-weight-asian="normal" style:font-weight-complex="normal"/>
    </style:style>
    <style:style style:name="P12" style:family="paragraph" style:parent-style-name="Standard">
      <style:text-properties fo:color="#000000" fo:font-weight="normal" officeooo:rsid="0027fed1" officeooo:paragraph-rsid="0027fed1" style:font-weight-asian="normal" style:font-weight-complex="normal"/>
    </style:style>
    <style:style style:name="P13" style:family="paragraph" style:parent-style-name="Standard">
      <style:text-properties fo:color="#000000" fo:font-weight="normal" officeooo:rsid="002d0bb3" officeooo:paragraph-rsid="002d0bb3" style:font-weight-asian="normal" style:font-weight-complex="normal"/>
    </style:style>
    <style:style style:name="T1" style:family="text">
      <style:text-properties officeooo:rsid="001cd7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390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text:tab/><text:tab/><text:tab/><text:span text:style-name="T1">BACKUP – SCRIPTS</text:span></text:p>
      <text:p text:style-name="P9"><text:s text:c="35"/><text:span text:style-name="T1">=================</text:span></text:p>
      <text:p text:style-name="Standard"/>
      <text:p text:style-name="P1"><text:span text:style-name="T2"># ssh -i UK-Server.pem </text:span><text:a xlink:type="simple" xlink:href="mailto:ubuntu@35.176.0.10" text:style-name="Internet_20_link" text:visited-style-name="Visited_20_Internet_20_Link"><text:span text:style-name="T2">ubuntu@35.176.0.10</text:span></text:a></text:p>
      <text:p text:style-name="P7"/>
      <text:p text:style-name="P7"/>
      <text:p text:style-name="P7"># cd /home/ubuntu/Backup/Scripts/</text:p>
      <text:p text:style-name="P7"/>
      <text:p text:style-name="P1"/>
      <text:p text:style-name="P1">The Following script is for mysql database backup for ovarian</text:p>
      <text:p text:style-name="P7"/>
      <text:p text:style-name="P7"># vim mysql-backup.sh</text:p>
      <text:p text:style-name="P1"/>
      <text:p text:style-name="P3">#!/bin/sh</text:p>
      <text:p text:style-name="P3"/>
      <text:p text:style-name="P3">new=`date '+%d-%b-%Y'`</text:p>
      <text:p text:style-name="P3"/>
      <text:p text:style-name="P3">#TIME=`date +"%T"`</text:p>
      <text:p text:style-name="P3">TIME=`date +"%T" | awk -F: '{print $1}'`</text:p>
      <text:p text:style-name="P3">MINS=`date +"%T" | awk -F: '{print $2}'`</text:p>
      <text:p text:style-name="P3">SPACE="_IN_TIME_"</text:p>
      <text:p text:style-name="P3">S1="_"</text:p>
      <text:p text:style-name="P3"/>
      <text:p text:style-name="P3">MON=`date | awk '{print $2}'`</text:p>
      <text:p text:style-name="P3">DATE=`date | awk '{print $3}'`</text:p>
      <text:p text:style-name="P3"/>
      <text:p text:style-name="P3">cd /backup/mysql-backup/</text:p>
      <text:p text:style-name="P3"/>
      <text:p text:style-name="P3">if [ -d $new ]</text:p>
      <text:p text:style-name="P3">then</text:p>
      <text:p text:style-name="P3">echo "Directory Exists"</text:p>
      <text:p text:style-name="P3"/>
      <text:p text:style-name="P3">sudo mysqldump --host=172.17.0.2 ovarianrwe -u ovarianrweuser -pSolver@01 &gt; /backup/mysql-backup/$new/ovarian_$MON$S1$DATE$SPACE$TIME$S1$MINS.sql</text:p>
      <text:p text:style-name="P3"/>
      <text:p text:style-name="P3">/bin/echo -e "\n\e[31mDATABASE BACKUP TAKEN SUCESSFULLY\e[0m\n"</text:p>
      <text:p text:style-name="P3"/>
      <text:p text:style-name="P3">else</text:p>
      <text:p text:style-name="P3">mkdir /backup/mysql-backup/$new</text:p>
      <text:p text:style-name="P3"/>
      <text:p text:style-name="P3">sudo mysqldump --host=172.17.0.2 ovarianrwe -u ovarianrweuser -pSolver@01 &gt; /backup/mysql-backup/$new/ovarian_$MON$S1$DATE$SPACE$TIME$S1$MINS.sql</text:p>
      <text:p text:style-name="P3">/bin/echo -e "\n\e[31mDATABASE BACKUP TAKEN SUCESSFULLY(Directory Created)\e[0m\n"</text:p>
      <text:p text:style-name="P3">fi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The Following script is for <text:span text:style-name="T3">Docker Image</text:span> backup for ovarian</text:p>
      <text:p text:style-name="P8"/>
      <text:p text:style-name="P8"># vim <text:span text:style-name="T3">docker-backup.sh</text:span></text:p>
      <text:p text:style-name="P8"/>
      <text:p text:style-name="P4">#!/bin/bash</text:p>
      <text:p text:style-name="P4"/>
      <text:p text:style-name="P4">new=`date '+%d-%b-%Y'`</text:p>
      <text:p text:style-name="P4"/>
      <text:p text:style-name="P4">TIME=`date +"%T" | awk -F: '{print $1}'`</text:p>
      <text:p text:style-name="P4">MINS=`date +"%T" | awk -F: '{print $2}'`</text:p>
      <text:p text:style-name="P4">SPACE="_IN_TIME_"</text:p>
      <text:p text:style-name="P4">S1="_"</text:p>
      <text:p text:style-name="P4"/>
      <text:p text:style-name="P4">MON=`date | awk '{print $2}'`</text:p>
      <text:p text:style-name="P4">DATE=`date | awk '{print $3}'`</text:p>
      <text:p text:style-name="P4"/>
      <text:p text:style-name="P4"/>
      <text:p text:style-name="P4">cd /backup/docker-ovarian-backup/</text:p>
      <text:p text:style-name="P4"/>
      <text:p text:style-name="P4">if [ -d $new ]</text:p>
      <text:p text:style-name="P4">then</text:p>
      <text:p text:style-name="P4">echo "Directory Exists"</text:p>
      <text:p text:style-name="P4"/>
      <text:p text:style-name="P4">sudo docker save aftdiwalhttp &gt; /backup/docker-ovarian-backup/$new/aftdiwalhttp_$MON$S1$DATE$SPACE$TIME$S1$MINS.tar</text:p>
      <text:p text:style-name="P4">sudo docker save ovaserlastoct &gt; /backup/docker-ovarian-backup/$new/ovaserlastoct_$MON$S1$DATE$SPACE$TIME$S1$MINS.tar</text:p>
      <text:p text:style-name="P4"/>
      <text:p text:style-name="P4">else</text:p>
      <text:p text:style-name="P4"/>
      <text:p text:style-name="P4">mkdir /backup/docker-ovarian-backup/$new</text:p>
      <text:p text:style-name="P4"/>
      <text:p text:style-name="P4">sudo docker save aftdiwalhttp &gt; /backup/docker-ovarian-backup/$new/aftdiwalhttp_$MON$S1$DATE$SPACE$TIME$S1$MINS.tar</text:p>
      <text:p text:style-name="P4">sudo docker save ovaserlastoct &gt; /backup/docker-ovarian-backup/$new/ovaserlastoct_$MON$S1$DATE$SPACE$TIME$S1$MINS.tar</text:p>
      <text:p text:style-name="P4"/>
      <text:p text:style-name="P4">/bin/echo -e "\n\e[31mDocker-Image BACKUP TAKEN SUCESSFULLY For Ovarian(Directory Created)\e[0m\n"</text:p>
      <text:p text:style-name="P4"/>
      <text:p text:style-name="P4">fi</text:p>
      <text:p text:style-name="P4"/>
      <text:p text:style-name="P4"/>
      <text:p text:style-name="P4"/>
      <text:p text:style-name="P11"/>
      <text:p text:style-name="P12">The Above scripts is took the backuo and stored inside the server only.. <text:s/>But we need to store the backup into locally </text:p>
      <text:p text:style-name="P12"/>
      <text:p text:style-name="P13">login to local machine </text:p>
      <text:p text:style-name="P13"/>
      <text:p text:style-name="P13"><text:span text:style-name="T4"># ssh </text:span><text:a xlink:type="simple" xlink:href="mailto:karthi@192.168.18.207" text:style-name="Internet_20_link" text:visited-style-name="Visited_20_Internet_20_Link"><text:span text:style-name="T4">karthi@192.168.18.207</text:span></text:a></text:p>
      <text:p text:style-name="P10"/>
      <text:p text:style-name="P10"><text:soft-page-break/># crontab -e</text:p>
      <text:p text:style-name="P10"/>
      <text:p text:style-name="P6">0 */4 * * * /usr/bin/rsync --delete -rave "ssh -i /home/karthi/Downloads/TeekayProject2.pem" ubuntu@52.221.71.97:/backup/mysql-backup /home/karthi/repository/SVM_PHARMA/backups/ &gt;&gt; /home/karthi/backups/logs/database-backup.log</text:p>
      <text:p text:style-name="P6"/>
      <text:p text:style-name="P6"/>
      <text:p text:style-name="P6">10 */4 * * * /usr/bin/rsync --delete -rave "ssh -i /home/karthi/Downloads/TeekayProject2.pem" ubuntu@52.221.71.97:/backup/docker-teekay-backup /home/karthi/repository/SVM_PHARMA/backups/ &gt;&gt; /home/karthi/backups/logs/docker-backup.log</text:p>
      <text:p text:style-name="P6"/>
      <text:p text:style-name="P6"/>
      <text:p text:style-name="P6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7:49:40.110439013</meta:creation-date>
    <dc:date>2017-11-27T18:04:54.092579195</dc:date>
    <meta:editing-duration>PT15M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257" meta:character-count="2573" meta:non-whitespace-character-count="2332"/>
  </office:meta>
</office:document-meta>
</file>